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Cantarell" fo:font-size="12pt" officeooo:rsid="000e8422" officeooo:paragraph-rsid="000e8422" style:font-size-asian="12pt" style:font-size-complex="12pt"/>
    </style:style>
    <style:style style:name="P2" style:family="paragraph" style:parent-style-name="Standard" style:list-style-name="L1">
      <style:text-properties style:font-name="Cantarell" fo:font-size="12pt" officeooo:rsid="000e8422" officeooo:paragraph-rsid="000e8422" style:font-size-asian="12pt" style:font-size-complex="12pt"/>
    </style:style>
    <style:style style:name="P3" style:family="paragraph" style:parent-style-name="Standard" style:list-style-name="L1">
      <style:text-properties style:font-name="Cantarell" fo:font-size="12pt" officeooo:rsid="001017b3" officeooo:paragraph-rsid="001017b3" style:font-size-asian="12pt" style:font-size-complex="12pt"/>
    </style:style>
    <style:style style:name="P4" style:family="paragraph" style:parent-style-name="Standard" style:list-style-name="L2">
      <style:text-properties style:font-name="Cantarell" fo:font-size="12pt" officeooo:rsid="001017b3" officeooo:paragraph-rsid="001017b3" style:font-size-asian="12pt" style:font-size-complex="12pt"/>
    </style:style>
    <style:style style:name="P5" style:family="paragraph" style:parent-style-name="Standard" style:list-style-name="L4">
      <style:text-properties style:font-name="Cantarell" fo:font-size="12pt" officeooo:rsid="001017b3" officeooo:paragraph-rsid="0012a636" style:font-size-asian="12pt" style:font-size-complex="12pt"/>
    </style:style>
    <style:style style:name="P6" style:family="paragraph" style:parent-style-name="Standard" style:list-style-name="L2">
      <style:text-properties style:font-name="Cantarell" fo:font-size="12pt" officeooo:rsid="0012a636" officeooo:paragraph-rsid="0012a636" style:font-size-asian="12pt" style:font-size-complex="12pt"/>
    </style:style>
    <style:style style:name="P7" style:family="paragraph" style:parent-style-name="Standard">
      <style:text-properties style:font-name="Cantarell" fo:font-size="12pt" officeooo:rsid="0012a636" officeooo:paragraph-rsid="0012a636" style:font-size-asian="12pt" style:font-size-complex="12pt"/>
    </style:style>
    <style:style style:name="P8" style:family="paragraph" style:parent-style-name="Standard" style:list-style-name="L4">
      <style:text-properties style:font-name="Cantarell" fo:font-size="12pt" officeooo:rsid="0012a636" officeooo:paragraph-rsid="0012a636" style:font-size-asian="12pt" style:font-size-complex="12pt"/>
    </style:style>
    <style:style style:name="P9" style:family="paragraph" style:parent-style-name="Standard" style:list-style-name="L4">
      <style:text-properties officeooo:paragraph-rsid="0012a636"/>
    </style:style>
    <style:style style:name="P10" style:family="paragraph" style:parent-style-name="Header">
      <style:text-properties officeooo:rsid="000e8422" officeooo:paragraph-rsid="000e8422"/>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antarell" fo:font-size="12pt" fo:font-style="normal" fo:text-shadow="none" style:text-underline-style="none" fo:font-weight="normal" officeooo:rsid="001017b3" officeooo:paragraph-rsid="001017b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sans-serif" fo:font-size="15pt"/>
    </style:style>
    <style:style style:name="T2" style:family="text">
      <style:text-properties style:font-name="Cantarell" fo:font-size="12pt" officeooo:rsid="001017b3"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lab 3</text:p>
      <text:list xml:id="list2653204479" text:style-name="L1">
        <text:list-item>
          <text:p text:style-name="P2">What is assembly language? <text:s/>Write 5 basic instructions with comments</text:p>
          <text:p text:style-name="P2">Assembly Language is a human readable form of the language that a particular processor understands, it is often called “Symbolic Machine Code.” <text:s/>Processors only speak in machine code, that is ones and zeros, but those ones and zeros can be broken into groups which have mnemonics which help humans use and remember them.</text:p>
          <text:p text:style-name="P2"/>
          <text:p text:style-name="P2">There is a one to one translation between assembly and machine code; the only goal of a human readable assembly is to make it easier for humans to program CPUs.</text:p>
          <text:p text:style-name="P3"/>
          <text:p text:style-name="P3">I will be writing my examples for ARM Cortex-M3.</text:p>
        </text:list-item>
      </text:list>
      <text:p text:style-name="P1"/>
      <text:p text:style-name="P1"/>
      <table:table table:name="Table1" table:style-name="Table1">
        <table:table-column table:style-name="Table1.A" table:number-columns-repeated="2"/>
        <table:table-row>
          <table:table-cell table:style-name="Table1.A1" office:value-type="string">
            <text:p text:style-name="P11">Instruction</text:p>
          </table:table-cell>
          <table:table-cell table:style-name="Table1.B1" office:value-type="string">
            <text:p text:style-name="P11">Explanation</text:p>
          </table:table-cell>
        </table:table-row>
        <table:table-row>
          <table:table-cell table:style-name="Table1.A2" office:value-type="string">
            <text:p text:style-name="P11">MOV R0, R2</text:p>
          </table:table-cell>
          <table:table-cell table:style-name="Table1.B2" office:value-type="string">
            <text:p text:style-name="P11">This will move the value in the register R2 into R0</text:p>
          </table:table-cell>
        </table:table-row>
        <table:table-row>
          <table:table-cell table:style-name="Table1.A2" office:value-type="string">
            <text:p text:style-name="P11">MUL R3, R2, R1</text:p>
          </table:table-cell>
          <table:table-cell table:style-name="Table1.B2" office:value-type="string">
            <text:p text:style-name="P11">This will multiply R2 and R1 and store the result in R3</text:p>
          </table:table-cell>
        </table:table-row>
        <table:table-row>
          <table:table-cell table:style-name="Table1.A2" office:value-type="string">
            <text:p text:style-name="P11">SDIV R3, R2, R1</text:p>
          </table:table-cell>
          <table:table-cell table:style-name="Table1.B2" office:value-type="string">
            <text:p text:style-name="P11">This will do signed division of R2 by R1 and stores the result in R3</text:p>
          </table:table-cell>
        </table:table-row>
        <table:table-row>
          <table:table-cell table:style-name="Table1.A2" office:value-type="string">
            <text:p text:style-name="P11">AND R1, R1, R2</text:p>
          </table:table-cell>
          <table:table-cell table:style-name="Table1.B2" office:value-type="string">
            <text:p text:style-name="P11">Logical AND’s R1 and R2 and stores the result in R1</text:p>
          </table:table-cell>
        </table:table-row>
        <table:table-row>
          <table:table-cell table:style-name="Table1.A2" office:value-type="string">
            <text:p text:style-name="P11">B EXIT</text:p>
          </table:table-cell>
          <table:table-cell table:style-name="Table1.B2" office:value-type="string">
            <text:p text:style-name="P11">Branches to the exit label</text:p>
          </table:table-cell>
        </table:table-row>
      </table:table>
      <text:p text:style-name="P1"/>
      <text:p text:style-name="P1"><text:tab/></text:p>
      <text:p text:style-name="P1"/>
      <text:list xml:id="list212552431238021" text:continue-numbering="true" text:style-name="L1">
        <text:list-item>
          <text:p text:style-name="P2">Explain the LDRB,STRB, CMP commands</text:p>
        </text:list-item>
      </text:list>
      <text:list xml:id="list3676918864" text:style-name="L4">
        <text:list-item>
          <text:p text:style-name="P9"><text:span text:style-name="T2">LDRB</text:span></text:p>
          <text:list>
            <text:list-item>
              <text:p text:style-name="P5">Loads a byte into the given register from the given address (located in a register, plus an optional 5 bit offset)</text:p>
            </text:list-item>
          </text:list>
        </text:list-item>
        <text:list-item>
          <text:p text:style-name="P5">STRB</text:p>
          <text:list>
            <text:list-item>
              <text:p text:style-name="P8">Stores the contents of the first byte from the first register and stores it in the memory location contained by the second register (plus an optional immediate offset)</text:p>
            </text:list-item>
          </text:list>
        </text:list-item>
        <text:list-item>
          <text:p text:style-name="P5">CMP</text:p>
          <text:list>
            <text:list-item>
              <text:p text:style-name="P8">Subtracts the two registers together and updates APSR register with the result of the subtraction. <text:s/>This is usually used for conditional branching.</text:p>
            </text:list-item>
          </text:list>
        </text:list-item>
      </text:list>
      <text:p text:style-name="P7"/>
      <text:list xml:id="list212553741938412" text:continue-list="list212552431238021" text:style-name="L1">
        <text:list-item>
          <text:p text:style-name="P2"><text:span text:style-name="T1">Write the addressing modes in assembly language</text:span></text:p>
          <text:list>
            <text:list-item>
              <text:p text:style-name="P2"><text:span text:style-name="T1"/></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8422" officeooo:paragraph-rsid="000e842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ames Kesley Richardson</text:p>
        <text:p text:style-name="MP1">15555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1:07:08.069838315</meta:creation-date>
    <dc:date>2019-09-15T21:25:52.230820872</dc:date>
    <meta:editing-duration>PT18M42S</meta:editing-duration>
    <meta:editing-cycles>6</meta:editing-cycles>
    <meta:generator>LibreOffice/6.2.4.2.0$Linux_X86_64 LibreOffice_project/20$Build-2</meta:generator>
    <meta:document-statistic meta:table-count="1" meta:image-count="0" meta:object-count="0" meta:page-count="1" meta:paragraph-count="29" meta:word-count="277" meta:character-count="1502" meta:non-whitespace-character-count="1258"/>
  </office:meta>
</office:document-meta>
</file>